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text-properties officeooo:rsid="0006f2b9" officeooo:paragraph-rsid="0006f2b9"/>
    </style:style>
    <style:style style:name="P3" style:family="paragraph" style:parent-style-name="Standard" style:list-style-name="L1">
      <style:text-properties officeooo:rsid="00094a0f" officeooo:paragraph-rsid="00094a0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4a0f" officeooo:paragraph-rsid="00094a0f"/>
    </style:style>
    <style:style style:name="P5" style:family="paragraph" style:parent-style-name="Standard" style:list-style-name="L1">
      <style:text-properties officeooo:rsid="000a5232" officeooo:paragraph-rsid="000a523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T1" style:family="text">
      <style:text-properties officeooo:rsid="00084c31"/>
    </style:style>
    <style:style style:name="T2" style:family="text">
      <style:text-properties officeooo:rsid="000a52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1"/>
      <text:p text:style-name="P1">2. Co jest mile widziane</text:p>
      <text:p text:style-name="P1">- dodac podstronke, rzeczy do kupienia 30 dni</text:p>
      <text:p text:style-name="P1">- backend – odliczanie rzeczy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1"/>
      <text:p text:style-name="P1">Spis tresci</text:p>
      <text:p text:style-name="P1"/>
      <text:list xml:id="list1681382334" text:style-name="L1">
        <text:list-item>
          <text:p text:style-name="P3">Wstep<text:tab/></text:p>
          <text:list>
            <text:list-item>
              <text:p text:style-name="P4">opis problemu </text:p>
              <text:list>
                <text:list-header>
                  <text:p text:style-name="P4">wstep historia inspiracja <text:s/></text:p>
                </text:list-header>
              </text:list>
            </text:list-item>
            <text:list-item>
              <text:p text:style-name="P4">cel pracy : wyponanie prostej aplikacji internetowe </text:p>
            </text:list-item>
          </text:list>
        </text:list-item>
        <text:list-item>
          <text:p text:style-name="P3">Sposoby oszczedzania pieniedzy</text:p>
        </text:list-item>
        <text:list-item>
          <text:p text:style-name="P3">Aplikacja webowa </text:p>
          <text:list>
            <text:list-item>
              <text:p text:style-name="P5">wymagania funkcjonalne, co ma by zrobione </text:p>
            </text:list-item>
            <text:list-item>
              <text:p text:style-name="P5">wykozystane technologie </text:p>
            </text:list-item>
            <text:list-item>
              <text:p text:style-name="P5">architektura aplikacji</text:p>
              <text:list>
                <text:list-item>
                  <text:p text:style-name="P5">diagram bazy danych </text:p>
                </text:list-item>
                <text:list-item>
                  <text:p text:style-name="P5">komunikacja frontent serwer</text:p>
                </text:list-item>
                <text:list-item>
                  <text:p text:style-name="P5">prezentacja danych, widoki uzytkownika </text:p>
                </text:list-item>
              </text:list>
            </text:list-item>
            <text:list-item>
              <text:p text:style-name="P5">testy aplikacji – opis <text:s/>PO NAPISANIU APLI </text:p>
            </text:list-item>
          </text:list>
        </text:list-item>
        <text:list-item>
          <text:p text:style-name="P3">Testy funkcjonalne <text:span text:style-name="T2">NA KONIEC</text:span></text:p>
        </text:list-item>
        <text:list-item>
          <text:p text:style-name="P3">Podsumowanie </text:p>
          <text:list>
            <text:list-item>
              <text:p text:style-name="P6">co zosto zrobione, czy cel pracy jest speniony : NA KONIEC</text:p>
            </text:list-item>
            <text:list-item>
              <text:p text:style-name="P6">dalsze plany rozwoju aplikacji : TO DO</text:p>
            </text:list-item>
          </text:list>
        </text:list-item>
        <text:list-item>
          <text:p text:style-name="P5">Dodatki </text:p>
          <text:list>
            <text:list-item>
              <text:p text:style-name="P5">Bibliografia : <text:tab/>ROBISZ W MIARE PISANIA </text:p>
            </text:list-item>
            <text:list-item>
              <text:p text:style-name="P6">Instrukcja obsugi aplikacji : PO POWSTANIU APLIKACJ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2T17:49:01.286724012</dc:date>
    <meta:editing-duration>PT18M54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33" meta:word-count="172" meta:character-count="1079" meta:non-whitespace-character-count="938"/>
  </office:meta>
</office:document-meta>
</file>